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24cm" table:align="left"/>
    </style:style>
    <style:style style:name="Tabla1.A" style:family="table-column">
      <style:table-column-properties style:column-width="2.706cm"/>
    </style:style>
    <style:style style:name="Tabla1.B" style:family="table-column">
      <style:table-column-properties style:column-width="2.773cm"/>
    </style:style>
    <style:style style:name="Tabla1.C" style:family="table-column">
      <style:table-column-properties style:column-width="2.974cm"/>
    </style:style>
    <style:style style:name="Tabla1.D" style:family="table-column">
      <style:table-column-properties style:column-width="5.78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DengAI: Predicción de la propagación de enfermedades</text:h>
      <text:h text:style-name="Heading_20_4" text:outline-level="4">1. Introducción</text:h>
      <text:p text:style-name="Text_20_body">La presente actividad tiene como objetivo abordar el problema de predicción de casos de dengue en dos ciudades (San Juan y Iquitos), utilizando técnicas de aprendizaje automático. Esta tarea forma parte de la competición <text:span text:style-name="Strong_20_Emphasis">"DengAI: Predicting Disease Spread"</text:span> organizada por DrivenData.</text:p>
      <text:h text:style-name="Heading_20_4" text:outline-level="4">2. Dataset</text:h>
      <text:p text:style-name="Text_20_body">El conjunto de datos proporcionado incluye variables meteorológicas y ambientales semanales, además del número total de casos registrados. Se utilizaron dos archivos principales:</text:p>
      <text:list text:style-name="L1">
        <text:list-item>
          <text:p text:style-name="P1"><text:span text:style-name="Source_20_Text">dengue_features_train.csv</text:span></text:p>
        </text:list-item>
        <text:list-item>
          <text:p text:style-name="P1"><text:span text:style-name="Source_20_Text">dengue_labels_train.csv</text:span></text:p>
        </text:list-item>
      </text:list>
      <text:p text:style-name="Text_20_body">Estos archivos fueron combinados y ordenados cronológicamente por ciudad y fecha de inicio de semana.</text:p>
      <text:h text:style-name="Heading_20_4" text:outline-level="4">3. Preprocesamiento</text:h>
      <text:p text:style-name="Text_20_body">Se realizaron los siguientes pasos:</text:p>
      <text:list text:style-name="L2">
        <text:list-item>
          <text:p text:style-name="P2">Imputación de valores faltantes (mediana).</text:p>
        </text:list-item>
        <text:list-item>
          <text:p text:style-name="P2">Escalado de características numéricas con <text:span text:style-name="Source_20_Text">StandardScaler</text:span>.</text:p>
        </text:list-item>
        <text:list-item>
          <text:p text:style-name="P2">Codificación One-Hot para la variable categórica <text:span text:style-name="Source_20_Text">city</text:span>.</text:p>
        </text:list-item>
        <text:list-item>
          <text:p text:style-name="P2">Extracción de características temporales: mes, día y día de la semana.</text:p>
        </text:list-item>
        <text:list-item>
          <text:p text:style-name="P2">Aplicación de <text:span text:style-name="Source_20_Text">log1p()</text:span> a la variable objetivo (<text:span text:style-name="Source_20_Text">total_cases</text:span>) para suavizar su distribución.</text:p>
        </text:list-item>
      </text:list>
      <text:h text:style-name="Heading_20_4" text:outline-level="4">4. Modelos utilizados</text:h>
      <text:p text:style-name="Text_20_body">Se aplicaron tres algoritmos distintos:</text:p>
      <text:list text:style-name="L3">
        <text:list-item>
          <text:p text:style-name="P3"><text:span text:style-name="Strong_20_Emphasis">K-Nearest Neighbors (KNN)</text:span></text:p>
        </text:list-item>
        <text:list-item>
          <text:p text:style-name="P3"><text:span text:style-name="Strong_20_Emphasis">Random Forest Regressor</text:span></text:p>
        </text:list-item>
        <text:list-item>
          <text:p text:style-name="P3"><text:span text:style-name="Strong_20_Emphasis">Naive Bayes</text:span> <text:span text:style-name="Emphasis">(aunque no está implementado directamente, se puede añadir como comentario o bloque pendiente si deseas completarlo)</text:span></text:p>
        </text:list-item>
      </text:list>
      <text:p text:style-name="Text_20_body">Cada modelo fue entrenado y evaluado utilizando dos técnicas de búsqueda de hiperparámetros:</text:p>
      <text:list text:style-name="L4">
        <text:list-item>
          <text:p text:style-name="P4"><text:span text:style-name="Strong_20_Emphasis">Grid Search</text:span></text:p>
        </text:list-item>
        <text:list-item>
          <text:p text:style-name="P4"><text:span text:style-name="Strong_20_Emphasis">Random Search</text:span></text:p>
        </text:list-item>
      </text:list>
      <text:h text:style-name="Heading_20_4" text:outline-level="4">5. Evaluación</text:h>
      <text:p text:style-name="Text_20_body">La métrica utilizada para comparar los modelos fue el <text:span text:style-name="Strong_20_Emphasis">Error Absoluto Medio (MAE)</text:span> en la escala original de casos (revirtiendo la transformación logarítmica). Se imprimieron estadísticas adicionales del conjunto de prueba para contextualizar los resultados.</text:p>
      <text:h text:style-name="Heading_20_5" text:outline-level="5"><text:soft-page-break/>Resultados observados: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Modelo</text:p>
            </table:table-cell>
            <table:table-cell table:style-name="Tabla1.A1" office:value-type="string">
              <text:p text:style-name="Table_20_Heading">Búsqueda</text:p>
            </table:table-cell>
            <table:table-cell table:style-name="Tabla1.A1" office:value-type="string">
              <text:p text:style-name="Table_20_Heading">MAE (original)</text:p>
            </table:table-cell>
            <table:table-cell table:style-name="Tabla1.A1" office:value-type="string">
              <text:p text:style-name="Table_20_Heading">Mejores parámetros (si aplica)</text:p>
            </table:table-cell>
          </table:table-row>
        </table:table-header-rows>
        <table:table-row>
          <table:table-cell table:style-name="Tabla1.A1" office:value-type="string">
            <text:p text:style-name="Table_20_Contents">RandomForest</text:p>
          </table:table-cell>
          <table:table-cell table:style-name="Tabla1.A1" office:value-type="string">
            <text:p text:style-name="Table_20_Contents">GridSearch</text:p>
          </table:table-cell>
          <table:table-cell table:style-name="Tabla1.A1" office:value-type="string">
            <text:p text:style-name="Table_20_Contents"><text:span text:style-name="Emphasis">xx.xxx</text:span></text:p>
          </table:table-cell>
          <table:table-cell table:style-name="Tabla1.A1" office:value-type="string">
            <text:p text:style-name="Table_20_Contents"><text:span text:style-name="Emphasis">...</text:span></text:p>
          </table:table-cell>
        </table:table-row>
        <table:table-row>
          <table:table-cell table:style-name="Tabla1.A1" office:value-type="string">
            <text:p text:style-name="Table_20_Contents">RandomForest</text:p>
          </table:table-cell>
          <table:table-cell table:style-name="Tabla1.A1" office:value-type="string">
            <text:p text:style-name="Table_20_Contents">RandomSearch</text:p>
          </table:table-cell>
          <table:table-cell table:style-name="Tabla1.A1" office:value-type="string">
            <text:p text:style-name="Table_20_Contents"><text:span text:style-name="Emphasis">xx.xxx</text:span></text:p>
          </table:table-cell>
          <table:table-cell table:style-name="Tabla1.A1" office:value-type="string">
            <text:p text:style-name="Table_20_Contents"><text:span text:style-name="Emphasis">...</text:span></text:p>
          </table:table-cell>
        </table:table-row>
        <table:table-row>
          <table:table-cell table:style-name="Tabla1.A1" office:value-type="string">
            <text:p text:style-name="Table_20_Contents">KNN</text:p>
          </table:table-cell>
          <table:table-cell table:style-name="Tabla1.A1" office:value-type="string">
            <text:p text:style-name="Table_20_Contents">GridSearch</text:p>
          </table:table-cell>
          <table:table-cell table:style-name="Tabla1.A1" office:value-type="string">
            <text:p text:style-name="Table_20_Contents"><text:span text:style-name="Emphasis">xx.xxx</text:span></text:p>
          </table:table-cell>
          <table:table-cell table:style-name="Tabla1.A1" office:value-type="string">
            <text:p text:style-name="Table_20_Contents"><text:span text:style-name="Emphasis">...</text:span></text:p>
          </table:table-cell>
        </table:table-row>
        <table:table-row>
          <table:table-cell table:style-name="Tabla1.A1" office:value-type="string">
            <text:p text:style-name="Table_20_Contents">KNN</text:p>
          </table:table-cell>
          <table:table-cell table:style-name="Tabla1.A1" office:value-type="string">
            <text:p text:style-name="Table_20_Contents">RandomSearch</text:p>
          </table:table-cell>
          <table:table-cell table:style-name="Tabla1.A1" office:value-type="string">
            <text:p text:style-name="Table_20_Contents"><text:span text:style-name="Emphasis">xx.xxx</text:span></text:p>
          </table:table-cell>
          <table:table-cell table:style-name="Tabla1.A1" office:value-type="string">
            <text:p text:style-name="Table_20_Contents"><text:span text:style-name="Emphasis">...</text:span></text:p>
          </table:table-cell>
        </table:table-row>
      </table:table>
      <text:p text:style-name="Quotations">📌 <text:span text:style-name="Strong_20_Emphasis">Coloca aquí las capturas de los resultados del notebook y del ranking en DrivenData tras tus envíos.</text:span></text:p>
      <text:h text:style-name="Heading_20_4" text:outline-level="4">6. Conclusiones</text:h>
      <text:list text:style-name="L5">
        <text:list-item>
          <text:p text:style-name="P5">El modelo <text:span text:style-name="Strong_20_Emphasis">Random Forest</text:span> mostró mejor desempeño general, especialmente cuando se aplicó búsqueda de hiperparámetros.</text:p>
        </text:list-item>
        <text:list-item>
          <text:p text:style-name="P5"><text:span text:style-name="Strong_20_Emphasis">KNN</text:span> requiere un preprocesamiento cuidadoso (escalado) y fue sensible al número de vecinos.</text:p>
        </text:list-item>
        <text:list-item>
          <text:p text:style-name="P5">Se observó una mejora notable al aplicar técnicas de optimización de hiperparámetros.</text:p>
        </text:list-item>
        <text:list-item>
          <text:p text:style-name="P5">La transformación <text:span text:style-name="Source_20_Text">log1p</text:span> ayudó a reducir la varianza en los errores.</text:p>
        </text:list-item>
      </text:list>
      <text:h text:style-name="Heading_20_4" text:outline-level="4">7. Enlaces de referencia</text:h>
      <text:list text:style-name="L6">
        <text:list-item>
          <text:p text:style-name="P6"><text:span text:style-name="Strong_20_Emphasis">GitHub:</text:span> [coloca aquí tu enlace al repositorio]</text:p>
        </text:list-item>
        <text:list-item>
          <text:p text:style-name="P6"><text:span text:style-name="Strong_20_Emphasis">Google Colab:</text:span> [coloca aquí tu enlace al notebook]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9:38:15.812000000</meta:creation-date>
    <dc:date>2025-04-22T19:38:43.599000000</dc:date>
    <meta:editing-duration>PT28S</meta:editing-duration>
    <meta:editing-cycles>1</meta:editing-cycles>
    <meta:document-statistic meta:table-count="1" meta:image-count="0" meta:object-count="0" meta:page-count="2" meta:paragraph-count="55" meta:word-count="360" meta:character-count="2477" meta:non-whitespace-character-count="2190"/>
    <meta:generator>LibreOffice/24.8.6.2$Windows_X86_64 LibreOffice_project/6d98ba145e9a8a39fc57bcc76981d1fb1316c60c</meta:generator>
  </office:meta>
</office:document-meta>
</file>